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left="0.635cm" fo:margin-right="0cm" fo:text-align="justify" style:justify-single-word="false" fo:text-indent="0cm" style:auto-text-indent="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2">
      <style:paragraph-properties fo:text-align="justify" style:justify-single-word="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list-style-name="WWNum4">
      <style:paragraph-properties fo:text-align="justify" style:justify-single-word="false"/>
    </style:style>
    <style:style style:name="P11" style:family="paragraph" style:parent-style-name="Footer">
      <style:paragraph-properties fo:text-align="end" style:justify-single-word="false"/>
    </style:style>
    <style:style style:name="T1" style:family="text">
      <style:text-properties fo:font-size="18pt" style:text-underline-style="solid" style:text-underline-width="auto" style:text-underline-color="font-color" style:font-size-asian="18pt"/>
    </style:style>
    <style:style style:name="T2" style:family="text">
      <style:text-properties fo:font-weight="bold" style:font-weight-asian="bold"/>
    </style:style>
    <style:style style:name="T3" style:family="text">
      <style:text-properties fo:font-size="12pt" fo:font-weight="bold" style:font-size-asian="1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MLOUVA O SPOLUPRÁCI</text:span></text:p>
      <text:p text:style-name="P3"><text:span text:style-name="T2">Česká pirátská strana<text:line-break/></text:span>IČ: 713 39 698<text:line-break/>se sídlem Řehořova 943/19, Praha – Žižkov, PSČ 130 00,</text:p>
      <text:p text:style-name="Standard">zastoupená Mgr. et Mgr. Jakubem Michálkem, místopředsedou strany</text:p>
      <text:p text:style-name="P2">dále jen <text:s/><text:span text:style-name="T2">„Pořizovatel“ </text:span>nebo <text:span text:style-name="T2">„Česká pirátská strana“</text:span></text:p>
      <text:p text:style-name="P2">a</text:p>
      <text:p text:style-name="P3"><text:span text:style-name="T2">NEW SIGNUM, s.r.o.</text:span><text:line-break/>IČ: 25864076 </text:p>
      <text:p text:style-name="P3">DIČ: CZ25864076<text:line-break/>se sídlem Holická 421/66, Olomouc 17, PSČ 783 71,</text:p>
      <text:p text:style-name="Standard">zastoupená jednatelem Petrem Grigárkem</text:p>
      <text:p text:style-name="P2">dále jen <text:span text:style-name="T2">„Provozovatel“</text:span></text:p>
      <text:p text:style-name="P2">Pořizovatel a Provozovatel dále označeni též jako <text:span text:style-name="T2">„smluvní strany“</text:span> nebo <text:span text:style-name="T2">„strany“</text:span>, není-li třeba konkrétního označení každého z nich</text:p>
      <text:p text:style-name="P2">uzavírají níže uvedeného dne, měsíce a roku, v souladu s ustanovením § 1724 a násl. zákona č. 89/2012 Sb., občanského zákoníku (dále jen <text:span text:style-name="T2">„občanský zákoník“</text:span>) tuto</text:p>
      <text:p text:style-name="P1"><text:span text:style-name="T3">smlouvu o spolupráci<text:line-break/></text:span>(dále jen <text:span text:style-name="T2">„Smlouva“</text:span>)</text:p>
      <text:p text:style-name="P1"/>
      <text:p text:style-name="P1"><text:span text:style-name="T2">I.<text:line-break/>Předmět smlouvy</text:span></text:p>
      <text:list xml:id="list5929785612936505182" text:style-name="WWNum1">
        <text:list-item>
          <text:p text:style-name="P7">Provozovatel se touto Smlouvou zavazuje realizovat návrh, implementaci a správu e-shopu, tedy internetového obchodu, prostřednictvím kterého budou nabízeny a prodávány trička, náramky, vlajky, samolepky, brožury placky, bannery apod., propagující Českou pirátskou stranu (dále jen <text:span text:style-name="T2">„propagační materiály“</text:span>) (dále jen <text:span text:style-name="T2">„e-shop“</text:span>), zajistit platbu za tyto propagační materiály koncovým zákazníkem a jejich distribuci koncovému zákazníkovi (dále jen <text:span text:style-name="T2">„Služba“</text:span>).</text:p>
        </text:list-item>
        <text:list-item>
          <text:p text:style-name="P7">Česká pirátská strana se touto Smlouvou zavazuje uhradit Provozovateli sjednanou odměnu za poskytování Služby a dále dodávat Provozovateli propagační materiály a jejich množství pravidelně doplňovat na sklad Provozovatele, a to prostřednictvím svého zaměstnance – skladníka vždy na základě předchozí výzvy Provozovatele.</text:p>
        </text:list-item>
        <text:list-item>
          <text:p text:style-name="P7">Provozovatel souhlasí s tím, že Pořizovatel může postoupit celou smlouvu a práva a povinnosti z ní vyplývající na obchodní korporaci, v níž má Pořizovatel většinovou majetkovou účast. Oznámení o postoupení smlouvy <text:soft-page-break/>probě<text:bookmark text:name="_GoBack"/>hne emailem na emailovou adresu Provozovatele <text:a xlink:type="simple" xlink:href="mailto:grigarek@signum.in" text:style-name="Internet_20_link" text:visited-style-name="Visited_20_Internet_20_Link">grigarek@signum.in</text:a>.</text:p>
        </text:list-item>
        <text:list-item>
          <text:p text:style-name="P7">Smluvní strany se dohodly, že Pořizovatel bude dodávat Provozovateli propagační materiály do skladu Provozovatele v souladu odst. 2 tohoto článku, nicméně nárok na uhrazení ceny těchto reklamních předmětů Provozovatelem, respektive každého konkrétního reklamního předmětu zvlášť, mu vznikne až v měsíci následujícím po prodeji propagačních materiálů, respektive každého konkrétního reklamního předmětu, koncovému zákazníkovi. Za tímto účelem bude vždy, jednou měsíčně, nejpozději 15. dne následujícího měsíce vystaven Provozovatelem soupis prodaných reklamních předmětů, na jehož základě si smluvní strany vzájemně vyúčtují a následně uhradí cenu reklamních předmětů prodaných Provozovatelem koncovým zákazníkům. </text:p>
        </text:list-item>
      </text:list>
      <text:p text:style-name="P6"/>
      <text:p text:style-name="P6"/>
      <text:p text:style-name="P1"><text:span text:style-name="T2">II.<text:line-break/>Odměna Provozovatele a doba trvání Smlouvy</text:span></text:p>
      <text:list xml:id="list644290031790368461" text:style-name="WWNum2">
        <text:list-item>
          <text:p text:style-name="P8">Provozovatel se zavazuje spustit e-shop s propagačními materiály <text:span text:style-name="T2">dne 27. března 2017</text:span>.</text:p>
        </text:list-item>
        <text:list-item>
          <text:p text:style-name="P8">Odměna provozovatele za nacenění, implementaci a provozování e-shopu po dobu platnosti této Smlouvy odpovídá cenové nabídce zaslané Provozovatelem z emailové adresy grigarek@signum.in na emailovou adresu vit.simral@pirati.cz ze dne 16. ledna 2017 v rámci výběrového řízení. Cenová nabídka tvoří Přílohu č. 1 této Smlouvy.</text:p>
        </text:list-item>
        <text:list-item>
          <text:p text:style-name="P8">Tato Smlouva se uzavírá na dobu určitou, a <text:span text:style-name="T2">to na dobu dvou (2) let ode dne podpisu Smlouvy oběma smluvními stranami.</text:span> Česká pirátská strana si vyhrazuje právo opce po uplynutí uvedené doby, a to na prodloužení Smlouvy o další dva (2) roky.</text:p>
        </text:list-item>
      </text:list>
      <text:p text:style-name="P6"/>
      <text:p text:style-name="P1"><text:span text:style-name="T2">III.<text:line-break/>Práva a povinnosti stran</text:span></text:p>
      <text:list xml:id="list9081626518909236002" text:style-name="WWNum3">
        <text:list-item>
          <text:p text:style-name="P9">Provozovatel se zavazuje splnit veškeré podmínky poskytování Služby dle zadávací dokumentace k výběrovému řízení, která tvoří přílohu č. 2 této Smlouvy. Zejména je povinen splnit požadavky týkající se platby na e-shopu, dodání propagačních materiálů, informací uvedených u jednotlivých artiklů propagačního materiálu na e-shopu, možnost přihlášení newsletteru a možnost zaslat České pirátské straně peněžitý dar.</text:p>
        </text:list-item>
        <text:list-item>
          <text:p text:style-name="P9">Smluvní strany mohou po uplynutí jednoho (1) roku trvání této Smlouvy uplatnit změnu výše platby procentuálně odpovídající pohybu na daném trhu.</text:p>
        </text:list-item>
        <text:list-item>
          <text:p text:style-name="P9">Pořizovatel i Provozovatel mohou tuto Smlouvu vypovědět jen z důvodu podstatného porušení Smlouvy druhou smluvní stranou. Výpovědní doba v tomto případě trvá čtyři (4) měsíce a počíná běžet dnem následujícím po dni doručení písemné výpovědi.</text:p>
        </text:list-item>
        <text:list-item>
          <text:p text:style-name="P9">Nositelem práv k zobrazení produktů a designu webové stránky e-shopu, který byl účelově vytvořen na objednávku pro Pořizovatele, je Pořizovatel. <text:soft-page-break/>Provozovatel je oprávněn veškeré materiály, které jsou vytvořeny pro účely poskytování Služby používat i pro svoji potřebu, pokud toto užívání nebude v rozporu se zájmy České pirátské strany.</text:p>
        </text:list-item>
        <text:list-item>
          <text:p text:style-name="P9">Pořizovatel se zavazuje propagovat e-shop tak, že uveřejní webovou stránku e-shopu na své webové stránce www.pirati.cz a na Facebookové stránce s názvem „Česká pirátská strana“, případně i na Facebookových stránkách jednotlivých krajských a místních sdružení České pirátské strany.</text:p>
        </text:list-item>
        <text:list-item>
          <text:p text:style-name="P9">Provozovatel může na e-shopu nabízet a prodávat i jiné předměty propagující Českou pirátskou stranu, např. polepy na auta, mikiny, nášivky apod., které ovšem nebudou dodávány Pořizovatelem a příjem z takových artiklů bude příjmem Provozovatele v plné výši.</text:p>
        </text:list-item>
        <text:list-item>
          <text:p text:style-name="P9">Pořizovatel může také bezplatně zprostředkovat Provozovateli uzavření smlouvy přímo s dodavatelem propagačních materiálů podle bodu I.1 smlouvy. V takovém případě koncová cena pro zákazníka nebude vyšší, než kdyby tyto předměty dodal Pořizovatel. Příjem z takových artiklů bude příjmem Provozovatele v plné výši.</text:p>
        </text:list-item>
        <text:list-item>
          <text:p text:style-name="P9">E-shop bude provozován na doméně, jejíž adresu oznámí Pořizovatel Provozovateli do 1. března 2017.</text:p>
        </text:list-item>
      </text:list>
      <text:p text:style-name="P1"><text:span text:style-name="T2">IV.<text:line-break/>Závěrečná ustanovení</text:span></text:p>
      <text:list xml:id="list461682681331099575" text:style-name="WWNum4">
        <text:list-item>
          <text:p text:style-name="P10">Tato Smlouva jakož i práva a povinnosti vzniklé na základě této Smlouvy nebo v souvislosti s ní se v částech smluvně neupravených řídí zákonem č. 89/2012 Sb., občanským zákoníkem.</text:p>
        </text:list-item>
        <text:list-item>
          <text:p text:style-name="P10">Tato Smlouva představuje úplnou dohodu smluvních stran o předmětu této Smlouvy a nahrazuje veškerá předešlá ujednání smluvních stran ústní i písemná. Veškeré změny či doplnění této Smlouvy lze provést jen formou písemných číslovaných dodatků podepsaných oběma smluvními stranami, které budou nedílnou součástí této Smlouvy. Smluvní strany výslovně sjednávají, že toto ustanovení může být změněno pouze písemnou formou.</text:p>
        </text:list-item>
        <text:list-item>
          <text:p text:style-name="P10">Tato Smlouva je uzavřena ve dvou (2) vyhotoveních s platností originálu, z nichž každá strana obdrží po jednom (1) vyhotovení.</text:p>
        </text:list-item>
        <text:list-item>
          <text:p text:style-name="P10">Tato Smlouva nabývá účinnosti dnem jejího podpisu oběma smluvními stranami.</text:p>
        </text:list-item>
        <text:list-item>
          <text:p text:style-name="P10">Smluvní strany prohlašují, že si Smlouvu před jejím podpisem přečetly, a s jejím obsahem souhlasí. Dále prohlašují, že tato Smlouva je výrazem jejich pravé, svobodně a vážné vůle a na důkaz toho připojují níže své podpisy.</text:p>
        </text:list-item>
      </text:list>
      <text:p text:style-name="P2"/>
      <text:p text:style-name="P2">Příloha č. 1 – Cenová nabídka ze dne 16. ledna 2017</text:p>
      <text:p text:style-name="P2">Příloha č. 2 – Zadávací dokumentace výběrového řízení</text:p>
      <text:p text:style-name="P2"/>
      <text:p text:style-name="P2">V Praze dne 1. 3. 2017</text:p>
      <text:p text:style-name="P2"/>
      <text:p text:style-name="P2"><text:soft-page-break/></text:p>
      <text:p text:style-name="P3">____________________________<text:tab/><text:tab/><text:tab/><text:tab/>____________________________</text:p>
      <text:p text:style-name="Standard">Mgr. et Mgr. Jakub Michálek<text:tab/><text:tab/><text:tab/><text:tab/><text:tab/>Petr Grigárek<text:line-break/><text:span text:style-name="T2">Česká pirátská strana</text:span>, Pořizovatel<text:tab/><text:tab/><text:tab/><text:tab/><text:span text:style-name="T2">NEW SIGNUM, s.r.o.</text:span>, Provozovatel</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language="cs" fo:country="CZ" style:font-name-asian="Droid Sans Fallback" style:font-family-asian="'Droid Sans Fallback'"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style:font-name-asian="F" style:font-family-generic-asian="system" style:font-pitch-asian="variable"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Nadpis_20_1_20_Char" style:display-name="Nadpis 1 Char" style:family="text" style:parent-style-name="Default_20_Paragraph_20_Font">
      <style:text-properties style:font-name="Garamond" fo:font-family="Garamond"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Nadpis_20_2_20_Char" style:display-name="Nadpis 2 Char" style:family="text" style:parent-style-name="Default_20_Paragraph_20_Font">
      <style:text-properties style:font-name="Garamond" fo:font-family="Garamond"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Nadpis_20_3_20_Char" style:display-name="Nadpis 3 Char" style:family="text" style:parent-style-name="Default_20_Paragraph_20_Font">
      <style:text-properties style:font-name="Garamond" fo:font-family="Garamond"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fo:language="cs" fo:country="CZ" style:font-name-asian="Droid Sans Fallback" style:font-family-asian="'Droid Sans Fallback'" style:font-family-generic-asian="system" style:font-pitch-asian="variable" style:font-size-asian="9pt" style:font-name-complex="Segoe UI1" style:font-family-complex="'Segoe UI'" style:font-family-generic-complex="system" style:font-pitch-complex="variable" style:font-size-complex="9pt"/>
    </style:style>
    <style:style style:name="Záhlaví_20_Char" style:display-name="Záhlaví Char" style:family="text" style:parent-style-name="Default_20_Paragraph_20_Font">
      <style:text-properties style:font-name="Calibri" fo:font-family="Calibri" style:font-family-generic="roman" style:font-pitch="variable" fo:language="cs" fo:country="CZ" style:font-name-asian="Droid Sans Fallback" style:font-family-asian="'Droid Sans Fallback'" style:font-family-generic-asian="system" style:font-pitch-asian="variable" style:font-name-complex="Calibri1" style:font-family-complex="Calibri" style:font-family-generic-complex="system" style:font-pitch-complex="variable"/>
    </style:style>
    <style:style style:name="Zápatí_20_Char" style:display-name="Zápatí Char" style:family="text" style:parent-style-name="Default_20_Paragraph_20_Font">
      <style:text-properties style:font-name="Calibri" fo:font-family="Calibri" style:font-family-generic="roman" style:font-pitch="variable" fo:language="cs" fo:country="CZ" style:font-name-asian="Droid Sans Fallback" style:font-family-asian="'Droid Sans Fallback'"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style:font-name="Calibri" fo:font-family="Calibri" style:font-family-generic="roman" style:font-pitch="variable" fo:font-size="10pt" fo:language="cs" fo:country="CZ" style:font-name-asian="Droid Sans Fallback" style:font-family-asian="'Droid Sans Fallback'" style:font-family-generic-asian="system" style:font-pitch-asian="variable" style:font-size-asian="10pt" style:font-name-complex="Calibri1" style:font-family-complex="Calibri" style:font-family-generic-complex="system" style:font-pitch-complex="variable" style:font-size-complex="10pt"/>
    </style:style>
    <style:style style:name="Předmět_20_komentáře_20_Char" style:display-name="Předmět komentáře Char" style:family="text" style:parent-style-name="Text_20_komentáře_20_Char">
      <style:text-properties style:font-name="Calibri" fo:font-family="Calibri" style:font-family-generic="roman" style:font-pitch="variable" fo:font-size="10pt" fo:language="cs" fo:country="CZ" fo:font-weight="bold" style:font-name-asian="Droid Sans Fallback" style:font-family-asian="'Droid Sans Fallback'"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0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 Simral</meta:initial-creator>
    <dc:creator>Michálek Jakub (ZHMP)</dc:creator>
    <meta:editing-cycles>5</meta:editing-cycles>
    <meta:print-date>2017-03-01T12:45:00</meta:print-date>
    <meta:creation-date>2017-02-28T15:26:00</meta:creation-date>
    <dc:date>2017-03-01T12:49:00</dc:date>
    <meta:editing-duration>PT8M</meta:editing-duration>
    <meta:generator>LibreOffice/5.1.6.2$Linux_X86_64 LibreOffice_project/10m0$Build-2</meta:generator>
    <meta:document-statistic meta:table-count="0" meta:image-count="0" meta:object-count="0" meta:page-count="4" meta:paragraph-count="42" meta:word-count="946" meta:character-count="6693" meta:non-whitespace-character-count="57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